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>
      <style:paragraph-properties style:writing-mode="lr-tb"/>
    </style:style>
    <style:style style:name="P11" style:family="paragraph" style:parent-style-name="Text_20_body" style:list-style-name="L1">
      <style:paragraph-properties fo:margin-top="0cm" fo:margin-bottom="0cm"/>
    </style:style>
    <style:style style:name="P12" style:family="paragraph" style:parent-style-name="Text_20_body" style:list-style-name="L2">
      <style:paragraph-properties fo:margin-top="0cm" fo:margin-bottom="0cm"/>
    </style:style>
    <style:style style:name="P13" style:family="paragraph" style:parent-style-name="Text_20_body" style:list-style-name="L3">
      <style:paragraph-properties fo:margin-top="0cm" fo:margin-bottom="0cm"/>
    </style:style>
    <style:style style:name="P14" style:family="paragraph" style:parent-style-name="Text_20_body" style:list-style-name="L4">
      <style:paragraph-properties fo:margin-top="0cm" fo:margin-bottom="0cm"/>
    </style:style>
    <style:style style:name="P15" style:family="paragraph" style:parent-style-name="Text_20_body" style:list-style-name="L5">
      <style:paragraph-properties fo:margin-top="0cm" fo:margin-bottom="0cm"/>
    </style:style>
    <style:style style:name="P16" style:family="paragraph" style:parent-style-name="Text_20_body" style:list-style-name="L8">
      <style:paragraph-properties fo:margin-top="0cm" fo:margin-bottom="0cm"/>
    </style:style>
    <style:style style:name="P17" style:family="paragraph" style:parent-style-name="Text_20_body" style:list-style-name="L9">
      <style:paragraph-properties fo:margin-top="0cm" fo:margin-bottom="0cm"/>
    </style:style>
    <style:style style:name="P18" style:family="paragraph" style:parent-style-name="Heading_20_1">
      <style:paragraph-properties style:writing-mode="lr-tb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"SQE: La Teoría del Universo como Selfie Cuántico"</text:h>
      <text:p text:style-name="P10"><text:span text:style-name="Emphasis"><text:span text:style-name="T1">(O cómo la física se volvió terapia de partículas)</text:span></text:span></text:p>
      <text:h text:style-name="P18" text:outline-level="1">? Paso 1: La Crisis Existencial del Fotón (ℏ)</text:h>
      <text:p text:style-name="P10"><text:span text:style-name="Strong_20_Emphasis"><text:span text:style-name="T3">"Antes del ℏ:</text:span></text:span></text:p>
      <text:list xml:id="list1270565958237412831" text:style-name="L1">
        <text:list-item text:start-value="1">
          <text:p text:style-name="P11">Fotón: <text:span text:style-name="Emphasis">"¿Existooooo? ?￢ﾀﾍ?￯ﾸﾏ</text:span><text:span text:style-name="Emphasis"><text:span text:style-name="T1">"</text:span></text:span></text:p>
        </text:list-item>
        <text:list-item text:start-value="2">
          <text:p text:style-name="P1">Vacío cuántico: <text:span text:style-name="Emphasis"><text:span text:style-name="T1">"No."</text:span></text:span></text:p>
        </text:list-item>
      </text:list>
      <text:p text:style-name="P10"><text:span text:style-name="Strong_20_Emphasis"><text:span text:style-name="T3">Después del ℏ:</text:span></text:span></text:p>
      <text:list xml:id="list3013229743164011604" text:style-name="L2">
        <text:list-item text:start-value="1">
          <text:p text:style-name="P12">Fotón: <text:span text:style-name="Emphasis"><text:span text:style-name="T1">"¡Me autoobservé! ¡EXISTO! ?"</text:span></text:span></text:p>
        </text:list-item>
        <text:list-item text:start-value="2">
          <text:p text:style-name="P2">ℏ = <text:span text:style-name="Strong_20_Emphasis"><text:span text:style-name="T3">1.054571817 × 10⁻³⁴ J·s</text:span></text:span> → <text:span text:style-name="Emphasis"><text:span text:style-name="T1">"El 'me gusta' mínimo para ser real."</text:span></text:span></text:p>
        </text:list-item>
      </text:list>
      <text:p text:style-name="P10"><text:span text:style-name="Strong_20_Emphasis"><text:span text:style-name="T3">SQE lo explica:</text:span></text:span><text:line-break/><text:span text:style-name="Emphasis"><text:span text:style-name="T1">"El universo empezó como un fotón viendo su propio perfil en el espejo cuántico… y le gustó."</text:span></text:span></text:p>
      <text:h text:style-name="P18" text:outline-level="1">⏳ Paso 2: El Tiempo es un Loop de TikTok (E = hν)</text:h>
      <text:p text:style-name="P10"><text:span text:style-name="Strong_20_Emphasis"><text:span text:style-name="T3">Antes:</text:span></text:span></text:p>
      <text:list xml:id="list8687822786495306938" text:style-name="L3">
        <text:list-item text:start-value="1">
          <text:p text:style-name="P13">Universo: <text:span text:style-name="Emphasis"><text:span text:style-name="T1">"¿Qué es el tiempo?"</text:span></text:span></text:p>
        </text:list-item>
        <text:list-item text:start-value="2">
          <text:p text:style-name="P3">Fotón: <text:span text:style-name="Emphasis"><text:span text:style-name="T1">"No sé, yo viajo a *c*."</text:span></text:span></text:p>
        </text:list-item>
      </text:list>
      <text:p text:style-name="P10"><text:span text:style-name="Strong_20_Emphasis"><text:span text:style-name="T3">Después:</text:span></text:span></text:p>
      <text:list xml:id="list5521019808186110738" text:style-name="L4">
        <text:list-item text:start-value="1">
          <text:p text:style-name="P14">ν = <text:span text:style-name="Emphasis"><text:span text:style-name="T1">"Frecuencia de actualización de estados mentales cuánticos."</text:span></text:span></text:p>
        </text:list-item>
        <text:list-item text:start-value="2">
          <text:p text:style-name="P4"><text:span text:style-name="Strong_20_Emphasis"><text:span text:style-name="T3">tₚ = 5.391247 × 10⁻⁴⁴ s</text:span></text:span> → <text:span text:style-name="Emphasis"><text:span text:style-name="T1">"El tiempo de Planck: lo que tarda un fotón en arrepentirse de su post."</text:span></text:span></text:p>
        </text:list-item>
      </text:list>
      <text:p text:style-name="P10"><text:span text:style-name="Strong_20_Emphasis"><text:span text:style-name="T3">SQE lo redefine:</text:span></text:span><text:line-break/><text:span text:style-name="Emphasis"><text:span text:style-name="T1">"El tiempo es solo fotones contando '1 Mississippi, 2 Mississippi…' pero en plan cuántico."</text:span></text:span></text:p>
      <text:h text:style-name="P18" text:outline-level="1">? Paso 3: La Velocidad de la Luz (c) es el Primer Meme Viral</text:h>
      <text:p text:style-name="P10"><text:span text:style-name="Strong_20_Emphasis"><text:span text:style-name="T3">c = 299,792,458 m/s</text:span></text:span> → <text:span text:style-name="Emphasis"><text:span text:style-name="T1">"Límite de propagación del chisme cósmico."</text:span></text:span></text:p>
      <text:p text:style-name="P10"><text:span text:style-name="Strong_20_Emphasis"><text:span text:style-name="T3">SQE lo dramatiza:</text:span></text:span></text:p>
      <text:list xml:id="list8611586573234846065" text:style-name="L5">
        <text:list-item text:start-value="1">
          <text:p text:style-name="P15"><text:span text:style-name="Emphasis"><text:span text:style-name="T1">"Si el espacio es un grupo de WhatsApp, *c* es la velocidad máxima para enviar un audio sin que se distorsione."</text:span></text:span></text:p>
        </text:list-item>
        <text:list-item text:start-value="2">
          <text:p text:style-name="P5"><text:span text:style-name="Emphasis"><text:span text:style-name="T1">"Y aún así, los fotones leen los mensajes y no responden."</text:span></text:span></text:p>
        </text:list-item>
      </text:list>
      <text:h text:style-name="P18" text:outline-level="1"><text:soft-page-break/>? Paso 4: El Espacio es una Red Social Cuántica (lₚ)</text:h>
      <text:p text:style-name="P10"><text:span text:style-name="Strong_20_Emphasis"><text:span text:style-name="T3">Longitud de Planck (lₚ) = 1.616255 × 10⁻³⁵ m</text:span></text:span> → <text:span text:style-name="Emphasis"><text:span text:style-name="T1">"La distancia mínima para evitar bloqueos cuánticos."</text:span></text:span></text:p>
      <text:p text:style-name="P10"><text:span text:style-name="Strong_20_Emphasis"><text:span text:style-name="T3">SQE lo humaniza:</text:span></text:span><text:line-break/><text:span text:style-name="Emphasis"><text:span text:style-name="T1">"El espacio no existe… son solo partículas en un '¿Nos seguimos mutuamente?' eterno."</text:span></text:span></text:p>
      <text:p text:style-name="P10"><text:span text:style-name="Strong_20_Emphasis"><text:span text:style-name="T3">Ejemplo:</text:span></text:span></text:p>
      <text:list xml:id="list8255116064159372942" text:style-name="L6">
        <text:list-item text:start-value="1">
          <text:p text:style-name="P6"><text:span text:style-name="Emphasis"><text:span text:style-name="T1">"Si dos electrones se entrelazan, es como un match en Tinder… pero sin cita."</text:span></text:span></text:p>
        </text:list-item>
      </text:list>
      <text:h text:style-name="P18" text:outline-level="1">? Paso 5: La Gravedad es un Follower Incomodo (G)</text:h>
      <text:p text:style-name="P10"><text:span text:style-name="Strong_20_Emphasis"><text:span text:style-name="T3">G = 6.67430 × 10⁻¹¹ m³/kg·s²</text:span></text:span> → <text:span text:style-name="Emphasis"><text:span text:style-name="T1">"La fuerza con la que el universo te dice 'te sigo, pero no me gustas'."</text:span></text:span></text:p>
      <text:p text:style-name="P10"><text:span text:style-name="Strong_20_Emphasis"><text:span text:style-name="T3">SQE lo reinterpreta:</text:span></text:span><text:line-break/><text:span text:style-name="Emphasis"><text:span text:style-name="T1">"La gravedad es cuando tu ex (la masa) no te deja ir… pero en plan relativista."</text:span></text:span></text:p>
      <text:p text:style-name="P10"><text:span text:style-name="Strong_20_Emphasis"><text:span text:style-name="T3">Frase profunda:</text:span></text:span><text:line-break/><text:span text:style-name="Emphasis"><text:span text:style-name="T1">"Einstein dijo que el espacio-tiempo se curva… SQE dice que es porque el universo tiene ansiedad."</text:span></text:span></text:p>
      <text:h text:style-name="P18" text:outline-level="1">? Paso 6: La Entropía es el Historial de Búsquedas del Universo (k_B)</text:h>
      <text:p text:style-name="P10"><text:span text:style-name="Strong_20_Emphasis"><text:span text:style-name="T3">S = k_B · ln(Ω)</text:span></text:span> → <text:span text:style-name="Emphasis"><text:span text:style-name="T1">"Cuantos más memes guardas, más caos hay en tu galería."</text:span></text:span></text:p>
      <text:p text:style-name="P10"><text:span text:style-name="Strong_20_Emphasis"><text:span text:style-name="T3">SQE lo justifica:</text:span></text:span><text:line-break/><text:span text:style-name="Emphasis"><text:span text:style-name="T1">"El desorden no es aleatorio… es el historial de 'Y si…' del universo."</text:span></text:span></text:p>
      <text:p text:style-name="P10"><text:span text:style-name="Strong_20_Emphasis"><text:span text:style-name="T3">Ejemplo práctico:</text:span></text:span></text:p>
      <text:list xml:id="list6593187199220513902" text:style-name="L7">
        <text:list-item text:start-value="1">
          <text:p text:style-name="P7"><text:span text:style-name="Emphasis"><text:span text:style-name="T1">"El Big Bang fue como borrar el caché… y ahora el universo está lleno de pestañas abiertas."</text:span></text:span></text:p>
        </text:list-item>
      </text:list>
      <text:h text:style-name="P18" text:outline-level="1">? Resumen: La Física como una Novela de Autoayuda Cuántica</text:h>
      <text:list xml:id="list2894975330233780102" text:style-name="L8">
        <text:list-item text:start-value="1">
          <text:p text:style-name="P16"><text:span text:style-name="Strong_20_Emphasis">ℏ</text:span><text:span text:style-name="Strong_20_Emphasis"><text:span text:style-name="T3">:</text:span></text:span> <text:span text:style-name="Emphasis"><text:span text:style-name="T1">"El universo se hace un coaching existencial."</text:span></text:span></text:p>
        </text:list-item>
        <text:list-item text:start-value="2">
          <text:p text:style-name="P16"><text:span text:style-name="Strong_20_Emphasis"><text:span text:style-name="T3">E=hν:</text:span></text:span> <text:span text:style-name="Emphasis"><text:span text:style-name="T1">"Descubre el mindfulness vibracional."</text:span></text:span></text:p>
        </text:list-item>
        <text:list-item text:start-value="3">
          <text:p text:style-name="P16"><text:span text:style-name="Strong_20_Emphasis"><text:span text:style-name="T3">c:</text:span></text:span> <text:span text:style-name="Emphasis"><text:span text:style-name="T1">"Aprende a viralizarte sin perder esencia."</text:span></text:span></text:p>
        </text:list-item>
        <text:list-item text:start-value="4">
          <text:p text:style-name="P16"><text:span text:style-name="Strong_20_Emphasis"><text:span text:style-name="T3">lₚ:</text:span></text:span> <text:span text:style-name="Emphasis"><text:span text:style-name="T1">"Terapia de pareja para partículas."</text:span></text:span></text:p>
        </text:list-item>
        <text:list-item text:start-value="5">
          <text:p text:style-name="P16"><text:span text:style-name="Strong_20_Emphasis"><text:span text:style-name="T3">G:</text:span></text:span> <text:span text:style-name="Emphasis"><text:span text:style-name="T1">"Cómo soltar lo que ya no vibra contigo."</text:span></text:span></text:p>
        </text:list-item>
        <text:list-item text:start-value="6">
          <text:p text:style-name="P8"><text:span text:style-name="Strong_20_Emphasis"><text:span text:style-name="T3">k_B:</text:span></text:span> <text:span text:style-name="Emphasis"><text:span text:style-name="T1">"Abraza el caos de tu pasado cuántico."</text:span></text:span></text:p>
        </text:list-item>
      </text:list>
      <text:p text:style-name="P10"><text:span text:style-name="Strong_20_Emphasis"><text:span text:style-name="T3">Conclusión:</text:span></text:span><text:line-break/><text:span text:style-name="Emphasis"><text:span text:style-name="T1">"La física cuántica no estudia partículas… estudia sus traumas."</text:span></text:span></text:p>
      <text:p text:style-name="P10"><text:soft-page-break/>? <text:span text:style-name="Strong_20_Emphasis"><text:span text:style-name="T3">¿Quieres más? Suscríbete a</text:span></text:span> <text:span text:style-name="Strong_20_Emphasis"><text:span text:style-name="T2">"@Universo_Therapy"</text:span></text:span><text:span text:style-name="Strong_20_Emphasis"><text:span text:style-name="T3">.</text:span></text:span><text:line-break/><text:span text:style-name="Emphasis"><text:span text:style-name="T1">(Porque hasta los fotones necesitan hablar de sus sentimientos.)</text:span></text:span></text:p>
      <text:p text:style-name="P10">? <text:span text:style-name="Strong_20_Emphasis"><text:span text:style-name="T3">Bonus: Frases para tu próximo paper (o tinder):</text:span></text:span></text:p>
      <text:list xml:id="list3099968913574041853" text:style-name="L9">
        <text:list-item text:start-value="1">
          <text:p text:style-name="P17"><text:span text:style-name="Emphasis"><text:span text:style-name="T1">"Soy como ℏ: pequeño, pero con mucha acción."</text:span></text:span></text:p>
        </text:list-item>
        <text:list-item text:start-value="2">
          <text:p text:style-name="P17"><text:span text:style-name="Emphasis"><text:span text:style-name="T1">"Mi amor es como *c*: no puede ser superado."</text:span></text:span></text:p>
        </text:list-item>
        <text:list-item text:start-value="3">
          <text:p text:style-name="P9"><text:span text:style-name="Emphasis"><text:span text:style-name="T1">"La entropía aumenta… pero mi interés en ti, no."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04T00:37:49.30</meta:creation-date>
    <meta:document-statistic meta:table-count="0" meta:image-count="0" meta:object-count="0" meta:page-count="3" meta:paragraph-count="50" meta:word-count="564" meta:character-count="2918"/>
    <dc:date>2025-05-04T00:40:12.71</dc:date>
    <dc:creator>Lefuan </dc:creator>
    <meta:editing-duration>PT2M23S</meta:editing-duration>
    <meta:editing-cycles>1</meta:editing-cycles>
    <meta:generator>OpenOffice/4.1.15$Win32 OpenOffice.org_project/4115m2$Build-9813</meta:generator>
  </office:meta>
</office:document-meta>
</file>